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Jesús Manuel García Palm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1h minutos.</text:p>
      <text:p text:style-name="Standard">1. He resuelto todas las dudas que tenía antes de iniciar la sesión de prácticas: si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Proxy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El código de mi programa <text:span text:style-name="T2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>#include &lt;unistd.h&gt;</text:p>
            <text:p text:style-name="Table_20_Contents">#include &lt;stdio.h&gt;</text:p>
            <text:p text:style-name="Table_20_Contents">#include &lt;stdlib.h&gt;</text:p>
            <text:p text:style-name="Table_20_Contents">#include &lt;sys/types.h&gt;</text:p>
            <text:p text:style-name="Table_20_Contents">#include &lt;sys/wait.h&gt;</text:p>
            <text:p text:style-name="Table_20_Contents">#include &lt;string.h&gt;</text:p>
            <text:p text:style-name="Table_20_Contents"></text:p>
            <text:p text:style-name="Table_20_Contents">#include &lt;sys/stat.h&gt;</text:p>
            <text:p text:style-name="Table_20_Contents">#include &lt;fcntl.h&gt;</text:p>
            <text:p text:style-name="Table_20_Contents">#include &lt;errno.h&gt;</text:p>
            <text:p text:style-name="Table_20_Contents"></text:p>
            <text:p text:style-name="Table_20_Contents"></text:p>
            <text:p text:style-name="Table_20_Contents"></text:p>
            <text:p text:style-name="Table_20_Contents">//Constantes</text:p>
            <text:p text:style-name="Table_20_Contents">#define tamanio 1024</text:p>
            <text:p text:style-name="Table_20_Contents">#define longitud 50</text:p>
            <text:p text:style-name="Table_20_Contents"></text:p>
            <text:p text:style-name="Table_20_Contents">void proxy(int pid){</text:p>
            <text:p text:style-name="Table_20_Contents"></text:p>
            <text:p text:style-name="Table_20_Contents"><text:tab/>char *n;</text:p>
            <text:p text:style-name="Table_20_Contents"><text:tab/>int fd;</text:p>
            <text:p text:style-name="Table_20_Contents"></text:p>
            <text:p text:style-name="Table_20_Contents"><text:tab/>//Genero el n</text:p>
            <text:p text:style-name="Table_20_Contents"><text:tab/>sprintf(n, "/tmp/fifo.%d",pid);</text:p>
            <text:p text:style-name="Table_20_Contents"></text:p>
            <text:p text:style-name="Table_20_Contents"><text:tab/>//Creo un FIFO</text:p>
            <text:p text:style-name="Table_20_Contents"><text:tab/>mkfifo(n,0777);</text:p>
            <text:p text:style-name="Table_20_Contents"></text:p>
            <text:p text:style-name="Table_20_Contents"><text:tab/>//Abro el FIFO</text:p>
            <text:p text:style-name="Table_20_Contents"><text:soft-page-break/><text:tab/>fd=open(n,O_RDWR);</text:p>
            <text:p text:style-name="Table_20_Contents"><text:tab/>if(fd&lt;0){</text:p>
            <text:p text:style-name="Table_20_Contents"><text:tab/><text:tab/>perror("Error en write\n");</text:p>
            <text:p text:style-name="Table_20_Contents"><text:tab/><text:tab/>exit(EXIT_FAILURE);</text:p>
            <text:p text:style-name="Table_20_Contents"><text:tab/>}</text:p>
            <text:p text:style-name="Table_20_Contents"></text:p>
            <text:p text:style-name="Table_20_Contents"><text:tab/>//Redirigo la entrada estándar al archivo</text:p>
            <text:p text:style-name="Table_20_Contents"><text:tab/>dup2(fd, STDIN_FILENO);</text:p>
            <text:p text:style-name="Table_20_Contents"></text:p>
            <text:p text:style-name="Table_20_Contents"><text:tab/>//Ejecuto el proxy</text:p>
            <text:p text:style-name="Table_20_Contents"><text:tab/>execlp("./proxy", "./proxy", NULL);</text:p>
            <text:p text:style-name="Table_20_Contents"></text:p>
            <text:p text:style-name="Table_20_Contents"><text:tab/>//Si no pasa al codigo del proxy es que ha dado error, asi que lo pintamos</text:p>
            <text:p text:style-name="Table_20_Contents"><text:tab/>perror("Fallo en execlp");</text:p>
            <text:p text:style-name="Table_20_Contents"><text:tab/>exit(EXIT_FAILURE);</text:p>
            <text:p text:style-name="Table_20_Contents"></text:p>
            <text:p text:style-name="Table_20_Contents">}</text:p>
            <text:p text:style-name="Table_20_Contents"></text:p>
            <text:p text:style-name="Table_20_Contents">//Punto de entrada al programa</text:p>
            <text:p text:style-name="Table_20_Contents">int main(int argc, char **argv){</text:p>
            <text:p text:style-name="Table_20_Contents"></text:p>
            <text:p text:style-name="Table_20_Contents"><text:tab/>//Con esto redirigimos STDERR_FILENO --&gt; STDOUT_FILENO </text:p>
            <text:p text:style-name="Table_20_Contents"><text:tab/>dup2(STDOUT_FILENO, STDERR_FILENO);</text:p>
            <text:p text:style-name="Table_20_Contents"><text:tab/>//dup2(1, 2);</text:p>
            <text:p text:style-name="Table_20_Contents"></text:p>
            <text:p text:style-name="Table_20_Contents"><text:tab/>int buf[tamanio];</text:p>
            <text:p text:style-name="Table_20_Contents"><text:tab/>int dfifos, dfifoe, nb;</text:p>
            <text:p text:style-name="Table_20_Contents"></text:p>
            <text:p text:style-name="Table_20_Contents"><text:tab/>char nfifoe[longitud], nfifos[longitud];</text:p>
            <text:p text:style-name="Table_20_Contents"></text:p>
            <text:p text:style-name="Table_20_Contents"></text:p>
            <text:p text:style-name="Table_20_Contents"><text:soft-page-break/><text:s/><text:tab/>setbuf(stdout, NULL);</text:p>
            <text:p text:style-name="Table_20_Contents"><text:tab/></text:p>
            <text:p text:style-name="Table_20_Contents"><text:tab/>if (argc != 2) {</text:p>
            <text:p text:style-name="Table_20_Contents"><text:tab/><text:tab/>printf ("Uso: %s &lt;n_fifo&gt;\n",argv[0]);</text:p>
            <text:p text:style-name="Table_20_Contents"><text:tab/><text:tab/>exit(1);</text:p>
            <text:p text:style-name="Table_20_Contents"><text:tab/>}</text:p>
            <text:p text:style-name="Table_20_Contents"></text:p>
            <text:p text:style-name="Table_20_Contents"></text:p>
            <text:p text:style-name="Table_20_Contents"><text:tab/>// Compone los ns de los FIFOs conocidos a partir del parametro,</text:p>
            <text:p text:style-name="Table_20_Contents"><text:tab/>// uno de entrada y otro de salida (desde el punto de vista del servidor).</text:p>
            <text:p text:style-name="Table_20_Contents"><text:tab/>sprintf(nfifoe,"%se",argv[1]);</text:p>
            <text:p text:style-name="Table_20_Contents"><text:tab/>sprintf(nfifos,"%ss",argv[1]);</text:p>
            <text:p text:style-name="Table_20_Contents"></text:p>
            <text:p text:style-name="Table_20_Contents"></text:p>
            <text:p text:style-name="Table_20_Contents"><text:tab/>//borramos los archivos fifo por si existieran previamente</text:p>
            <text:p text:style-name="Table_20_Contents"><text:tab/>unlink(nfifoe);</text:p>
            <text:p text:style-name="Table_20_Contents"><text:tab/>unlink(nfifos);</text:p>
            <text:p text:style-name="Table_20_Contents"></text:p>
            <text:p text:style-name="Table_20_Contents"><text:tab/>int pid;</text:p>
            <text:p text:style-name="Table_20_Contents"></text:p>
            <text:p text:style-name="Table_20_Contents"><text:tab/>umask(0);</text:p>
            <text:p text:style-name="Table_20_Contents"><text:tab/>//Creamos un cauce con n para la entrada</text:p>
            <text:p text:style-name="Table_20_Contents"><text:tab/>if((mkfifo(nfifoe, 0777)) == -1){</text:p>
            <text:p text:style-name="Table_20_Contents"><text:tab/><text:tab/>perror("Error en mkfifo\n");</text:p>
            <text:p text:style-name="Table_20_Contents"><text:tab/><text:tab/>exit(EXIT_FAILURE);</text:p>
            <text:p text:style-name="Table_20_Contents"><text:tab/>}</text:p>
            <text:p text:style-name="Table_20_Contents"></text:p>
            <text:p text:style-name="Table_20_Contents"></text:p>
            <text:p text:style-name="Table_20_Contents"><text:tab/>//Creamos un cauce con n para la salida</text:p>
            <text:p text:style-name="Table_20_Contents"><text:tab/>if((mkfifo(nfifos, 0777)) == -1){</text:p>
            <text:p text:style-name="Table_20_Contents"><text:tab/><text:tab/>perror("Error en MKFIFO\n");</text:p>
            <text:p text:style-name="Table_20_Contents"><text:soft-page-break/><text:tab/><text:tab/>exit(EXIT_FAILURE);</text:p>
            <text:p text:style-name="Table_20_Contents"><text:tab/>}</text:p>
            <text:p text:style-name="Table_20_Contents"></text:p>
            <text:p text:style-name="Table_20_Contents"><text:tab/><text:tab/>printf ("crear cauce de salida\n");</text:p>
            <text:p text:style-name="Table_20_Contents"></text:p>
            <text:p text:style-name="Table_20_Contents"></text:p>
            <text:p text:style-name="Table_20_Contents"><text:tab/>//Abrimos los cauces</text:p>
            <text:p text:style-name="Table_20_Contents"><text:tab/>dfifos=open(nfifos,O_RDWR);</text:p>
            <text:p text:style-name="Table_20_Contents"><text:tab/>dfifoe=open(nfifoe,O_RDWR);</text:p>
            <text:p text:style-name="Table_20_Contents"></text:p>
            <text:p text:style-name="Table_20_Contents"><text:tab/><text:tab/>printf ("cauces creados\n");</text:p>
            <text:p text:style-name="Table_20_Contents"></text:p>
            <text:p text:style-name="Table_20_Contents"></text:p>
            <text:p text:style-name="Table_20_Contents"><text:tab/>nb=read(dfifos,buf,sizeof(buf));</text:p>
            <text:p text:style-name="Table_20_Contents"><text:tab/>while(nb&gt;0){</text:p>
            <text:p text:style-name="Table_20_Contents"></text:p>
            <text:p text:style-name="Table_20_Contents"><text:tab/><text:tab/>printf ("Leyendo salida de FIFO\n");</text:p>
            <text:p text:style-name="Table_20_Contents"></text:p>
            <text:p text:style-name="Table_20_Contents"><text:tab/><text:tab/>pid=fork();</text:p>
            <text:p text:style-name="Table_20_Contents"><text:tab/><text:tab/>if(pid==0){</text:p>
            <text:p text:style-name="Table_20_Contents"><text:tab/><text:tab/><text:tab/>proxy(getpid()); //Hijo</text:p>
            <text:p text:style-name="Table_20_Contents"></text:p>
            <text:p text:style-name="Table_20_Contents"><text:tab/><text:tab/>} else if (pid &gt; 0) {</text:p>
            <text:p text:style-name="Table_20_Contents"></text:p>
            <text:p text:style-name="Table_20_Contents"><text:tab/><text:tab/><text:tab/>//Padre</text:p>
            <text:p text:style-name="Table_20_Contents"><text:tab/><text:tab/><text:tab/>printf("padre pid es %d\n",pid);<text:tab/><text:tab/></text:p>
            <text:p text:style-name="Table_20_Contents"><text:tab/><text:tab/><text:tab/>if(write(dfifoe,&amp;pid,sizeof(int))&lt;0){</text:p>
            <text:p text:style-name="Table_20_Contents"><text:tab/><text:tab/><text:tab/><text:tab/>perror("Error en write\n");</text:p>
            <text:p text:style-name="Table_20_Contents"><text:tab/><text:tab/><text:tab/><text:tab/>exit(EXIT_FAILURE);</text:p>
            <text:p text:style-name="Table_20_Contents"><text:tab/><text:tab/><text:tab/><text:tab/>}</text:p>
            <text:p text:style-name="Table_20_Contents"><text:tab/><text:tab/><text:tab/>} else if (pid == -1) {</text:p>
            <text:p text:style-name="Table_20_Contents"><text:soft-page-break/><text:tab/><text:tab/><text:tab/><text:tab/>perror("fallo en fork\n");</text:p>
            <text:p text:style-name="Table_20_Contents"><text:tab/><text:tab/><text:tab/><text:tab/>exit(EXIT_FAILURE);</text:p>
            <text:p text:style-name="Table_20_Contents"><text:tab/><text:tab/><text:tab/>}</text:p>
            <text:p text:style-name="Table_20_Contents"></text:p>
            <text:p text:style-name="Table_20_Contents"><text:tab/><text:tab/><text:tab/>nb=read(dfifos,buf,sizeof(buf));</text:p>
            <text:p text:style-name="Table_20_Contents"><text:tab/>}</text:p>
            <text:p text:style-name="Table_20_Contents"></text:p>
            <text:p text:style-name="Table_20_Contents"><text:tab/>if(nb==-1){</text:p>
            <text:p text:style-name="Table_20_Contents"><text:tab/><text:tab/>perror("\nError en read\n");</text:p>
            <text:p text:style-name="Table_20_Contents"><text:tab/> <text:s text:c="2"/><text:tab/>exit(EXIT_FAILURE);</text:p>
            <text:p text:style-name="Table_20_Contents"><text:tab/>}</text:p>
            <text:p text:style-name="Table_20_Contents"></text:p>
            <text:p text:style-name="Table_20_Contents"><text:tab/>pid = wait(NULL);</text:p>
            <text:p text:style-name="Table_20_Contents"><text:tab/>while (pid &gt; 0) {</text:p>
            <text:p text:style-name="Table_20_Contents"><text:tab/><text:tab/>pid = wait(NULL);</text:p>
            <text:p text:style-name="Table_20_Contents"><text:tab/>}</text:p>
            <text:p text:style-name="Table_20_Contents"><text:tab/></text:p>
            <text:p text:style-name="Table_20_Contents"><text:tab/>/* si hay error, ignoramos si no hay más hijos a los que esperar. */</text:p>
            <text:p text:style-name="Table_20_Contents"><text:tab/>if (pid == -1 &amp;&amp; errno != ECHILD) {</text:p>
            <text:p text:style-name="Table_20_Contents"><text:tab/><text:tab/>perror("fallo en wait");</text:p>
            <text:p text:style-name="Table_20_Contents"><text:tab/><text:tab/>exit(EXIT_FAILURE);</text:p>
            <text:p text:style-name="Table_20_Contents"><text:tab/>}</text:p>
            <text:p text:style-name="Table_20_Contents"></text:p>
            <text:p text:style-name="Table_20_Contents"><text:tab/>exit(EXIT_SUCCESS);</text:p>
            <text:p text:style-name="Table_20_Contents">}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l código de mi programa <text:span text:style-name="T2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>#include &lt;unistd.h&gt;</text:p>
            <text:p text:style-name="Table_20_Contents">#include &lt;stdio.h&gt;</text:p>
            <text:p text:style-name="Table_20_Contents">#include &lt;stdlib.h&gt;</text:p>
            <text:p text:style-name="Table_20_Contents">#include &lt;sys/types.h&gt;</text:p>
            <text:p text:style-name="Table_20_Contents">#include &lt;sys/wait.h&gt;</text:p>
            <text:p text:style-name="Table_20_Contents">#include &lt;string.h&gt;</text:p>
            <text:p text:style-name="Table_20_Contents">#include &lt;errno.h&gt;</text:p>
            <text:p text:style-name="Table_20_Contents">#include &lt;fcntl.h&gt;</text:p>
            <text:p text:style-name="Table_20_Contents"></text:p>
            <text:p text:style-name="Table_20_Contents">//Constantes</text:p>
            <text:p text:style-name="Table_20_Contents">#define tamanio 1024</text:p>
            <text:p text:style-name="Table_20_Contents">#define longitud 50</text:p>
            <text:p text:style-name="Table_20_Contents"></text:p>
            <text:p text:style-name="Table_20_Contents">void bloqueodesbloqueo(int dbloqueo, int orden) {</text:p>
            <text:p text:style-name="Table_20_Contents"><text:tab/></text:p>
            <text:p text:style-name="Table_20_Contents"><text:tab/>struct flock cerrar;</text:p>
            <text:p text:style-name="Table_20_Contents"><text:tab/></text:p>
            <text:p text:style-name="Table_20_Contents"><text:tab/>cerrar.l_type= orden;</text:p>
            <text:p text:style-name="Table_20_Contents"><text:tab/>cerrar.l_whence= SEEK_SET;</text:p>
            <text:p text:style-name="Table_20_Contents"><text:tab/>cerrar.l_start= 0;</text:p>
            <text:p text:style-name="Table_20_Contents"><text:tab/>cerrar.l_len = 0;</text:p>
            <text:p text:style-name="Table_20_Contents"><text:tab/></text:p>
            <text:p text:style-name="Table_20_Contents"><text:tab/>if (fcntl(dbloqueo, F_SETLKW, &amp;cerrar) == -1) {</text:p>
            <text:p text:style-name="Table_20_Contents"><text:tab/><text:tab/>perror ("Proxy: problemas al bloquear para la impresion");</text:p>
            <text:p text:style-name="Table_20_Contents"><text:tab/><text:tab/>exit(1);</text:p>
            <text:p text:style-name="Table_20_Contents"><text:tab/>}</text:p>
            <text:p text:style-name="Table_20_Contents">}</text:p>
            <text:p text:style-name="Table_20_Contents"></text:p>
            <text:p text:style-name="Table_20_Contents">//Punto de entrada al programa</text:p>
            <text:p text:style-name="Table_20_Contents">int main(int argc, char **argv){</text:p>
            <text:p text:style-name="Table_20_Contents"><text:s/></text:p>
            <text:p text:style-name="Table_20_Contents"><text:soft-page-break/><text:tab/>dup2(STDOUT_FILENO, STDERR_FILENO);</text:p>
            <text:p text:style-name="Table_20_Contents"></text:p>
            <text:p text:style-name="Table_20_Contents"><text:tab/>int buf[tamanio];</text:p>
            <text:p text:style-name="Table_20_Contents"><text:tab/>int nb;</text:p>
            <text:p text:style-name="Table_20_Contents"></text:p>
            <text:p text:style-name="Table_20_Contents"><text:tab/>FILE *tmpFile = tmpfile();</text:p>
            <text:p text:style-name="Table_20_Contents"><text:tab/>int orden=0;</text:p>
            <text:p text:style-name="Table_20_Contents"></text:p>
            <text:p text:style-name="Table_20_Contents"><text:tab/>//Leer datos de la entrada estándar</text:p>
            <text:p text:style-name="Table_20_Contents"><text:tab/>nb=read(STDIN_FILENO,buf,sizeof(buf));</text:p>
            <text:p text:style-name="Table_20_Contents"><text:tab/></text:p>
            <text:p text:style-name="Table_20_Contents"></text:p>
            <text:p text:style-name="Table_20_Contents"><text:tab/>//Comprobamos si hay algo en el FIFO</text:p>
            <text:p text:style-name="Table_20_Contents"><text:tab/>if(nb==-1){</text:p>
            <text:p text:style-name="Table_20_Contents"><text:tab/><text:tab/>perror("Error en la lectura, en el proxy.\n");</text:p>
            <text:p text:style-name="Table_20_Contents"><text:tab/><text:tab/>exit(EXIT_FAILURE);</text:p>
            <text:p text:style-name="Table_20_Contents"><text:tab/>}</text:p>
            <text:p text:style-name="Table_20_Contents"><text:tab/></text:p>
            <text:p text:style-name="Table_20_Contents"><text:tab/>//Si no da error se empieza a leer</text:p>
            <text:p text:style-name="Table_20_Contents"><text:tab/>while(nb&gt;0){</text:p>
            <text:p text:style-name="Table_20_Contents"></text:p>
            <text:p text:style-name="Table_20_Contents"><text:tab/><text:tab/>if(fwrite(buf,sizeof(char),nb,tmpFile)==-1){</text:p>
            <text:p text:style-name="Table_20_Contents"></text:p>
            <text:p text:style-name="Table_20_Contents"><text:tab/><text:tab/><text:tab/>perror("Error en fwrite la escritura del proxy1\n");</text:p>
            <text:p text:style-name="Table_20_Contents"><text:tab/><text:tab/><text:tab/>exit(EXIT_FAILURE);</text:p>
            <text:p text:style-name="Table_20_Contents"></text:p>
            <text:p text:style-name="Table_20_Contents"><text:tab/><text:tab/>}</text:p>
            <text:p text:style-name="Table_20_Contents"></text:p>
            <text:p text:style-name="Table_20_Contents"><text:tab/><text:tab/>nb=read(STDIN_FILENO,buf,sizeof(buf));</text:p>
            <text:p text:style-name="Table_20_Contents"><text:tab/><text:tab/>if(nb==-1){</text:p>
            <text:p text:style-name="Table_20_Contents"></text:p>
            <text:p text:style-name="Table_20_Contents"><text:soft-page-break/><text:tab/><text:tab/><text:tab/>perror("Error en la lectura, en el proxy2\n");</text:p>
            <text:p text:style-name="Table_20_Contents"><text:tab/><text:tab/><text:tab/>exit(EXIT_FAILURE);</text:p>
            <text:p text:style-name="Table_20_Contents"></text:p>
            <text:p text:style-name="Table_20_Contents"><text:tab/><text:tab/>}</text:p>
            <text:p text:style-name="Table_20_Contents"><text:tab/>}</text:p>
            <text:p text:style-name="Table_20_Contents"><text:tab/></text:p>
            <text:p text:style-name="Table_20_Contents"></text:p>
            <text:p text:style-name="Table_20_Contents"><text:tab/>if(nb==0){</text:p>
            <text:p text:style-name="Table_20_Contents"><text:tab/><text:tab/><text:tab/></text:p>
            <text:p text:style-name="Table_20_Contents"><text:tab/><text:tab/>nb=fread(buf,sizeof(char),sizeof(buf),tmpFile);</text:p>
            <text:p text:style-name="Table_20_Contents"></text:p>
            <text:p text:style-name="Table_20_Contents"><text:tab/><text:tab/>if(nb==-1){</text:p>
            <text:p text:style-name="Table_20_Contents"><text:tab/><text:tab/><text:tab/>perror("Error en fread la lectura en del proxy.\n");</text:p>
            <text:p text:style-name="Table_20_Contents"><text:tab/><text:tab/><text:tab/>exit(EXIT_FAILURE);</text:p>
            <text:p text:style-name="Table_20_Contents"><text:tab/><text:tab/>}</text:p>
            <text:p text:style-name="Table_20_Contents"></text:p>
            <text:p text:style-name="Table_20_Contents"><text:tab/><text:tab/>while(nb&gt;0){</text:p>
            <text:p text:style-name="Table_20_Contents"><text:tab/><text:tab/><text:tab/></text:p>
            <text:p text:style-name="Table_20_Contents"><text:tab/><text:tab/><text:tab/>//comento el desbloqueo un momento</text:p>
            <text:p text:style-name="Table_20_Contents"><text:tab/><text:tab/><text:tab/>//bloqueodesbloqueo(STDOUT_FILENO, F_WRLCK);</text:p>
            <text:p text:style-name="Table_20_Contents"><text:tab/><text:tab/><text:tab/>if(write(STDOUT_FILENO,buf,nb)==-1){</text:p>
            <text:p text:style-name="Table_20_Contents"><text:tab/><text:tab/><text:tab/><text:tab/>perror("Error en la escritura del proxy_1\n");</text:p>
            <text:p text:style-name="Table_20_Contents"><text:tab/><text:tab/><text:tab/><text:tab/>exit(EXIT_FAILURE);</text:p>
            <text:p text:style-name="Table_20_Contents"><text:tab/><text:tab/><text:tab/>}</text:p>
            <text:p text:style-name="Table_20_Contents"></text:p>
            <text:p text:style-name="Table_20_Contents"><text:tab/><text:tab/><text:tab/>nb=fread(buf,sizeof(char),sizeof(buf),tmpFile);</text:p>
            <text:p text:style-name="Table_20_Contents"><text:tab/><text:tab/><text:tab/>if(nb ==- 1) {</text:p>
            <text:p text:style-name="Table_20_Contents"><text:tab/><text:tab/><text:tab/><text:tab/>perror("Error en la fread lectura en el proxy_2\n");</text:p>
            <text:p text:style-name="Table_20_Contents"><text:tab/><text:tab/><text:tab/><text:tab/>exit(EXIT_FAILURE);</text:p>
            <text:p text:style-name="Table_20_Contents"><text:tab/><text:tab/><text:tab/>}</text:p>
            <text:p text:style-name="Table_20_Contents"><text:tab/><text:tab/><text:tab/>orden++;</text:p>
            <text:p text:style-name="Table_20_Contents"><text:soft-page-break/><text:tab/><text:tab/><text:tab/></text:p>
            <text:p text:style-name="Table_20_Contents"><text:tab/><text:tab/>}</text:p>
            <text:p text:style-name="Table_20_Contents"></text:p>
            <text:p text:style-name="Table_20_Contents"><text:tab/><text:tab/>if(nb==0){</text:p>
            <text:p text:style-name="Table_20_Contents"><text:tab/><text:tab/><text:tab/>//bloqueodesbloqueo(STDOUT_FILENO, F_UNLCK);</text:p>
            <text:p text:style-name="Table_20_Contents"><text:tab/><text:tab/><text:tab/>fclose(tmpFile);</text:p>
            <text:p text:style-name="Table_20_Contents"><text:tab/><text:tab/><text:tab/>exit(EXIT_FAILURE);</text:p>
            <text:p text:style-name="Table_20_Contents"><text:tab/><text:tab/>}</text:p>
            <text:p text:style-name="Table_20_Contents"><text:tab/><text:tab/><text:tab/><text:tab/></text:p>
            <text:p text:style-name="Table_20_Contents"><text:tab/>}//if(nb==0)</text:p>
            <text:p text:style-name="Table_20_Contents"></text:p>
            <text:p text:style-name="Table_20_Contents">}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1-10-05T09:46:35</meta:creation-date>
    <dc:date>2016-01-13T17:13:43</dc:date>
    <meta:print-date>2011-10-06T10:39:21</meta:print-date>
    <meta:editing-cycles>187</meta:editing-cycles>
    <meta:editing-duration>PT22H14M35S</meta:editing-duration>
    <meta:document-statistic meta:table-count="8" meta:image-count="1" meta:object-count="0" meta:page-count="10" meta:paragraph-count="268" meta:word-count="645" meta:character-count="5384"/>
    <dc:creator>jesus garcia</dc:creator>
    <meta:user-defined meta:name="Información 1"/>
    <meta:user-defined meta:name="Información 2"/>
    <meta:user-defined meta:name="Información 3"/>
    <meta:user-defined meta:name="Información 4"/>
  </office:meta>
</office:document-meta>
</file>